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ideo-format" style:family="table">
      <style:table-properties style:width="17cm" table:align="margins"/>
    </style:style>
    <style:style style:name="Video-format.A" style:family="table-column">
      <style:table-column-properties style:column-width="2.429cm" style:rel-column-width="9361*"/>
    </style:style>
    <style:style style:name="Video-format.B" style:family="table-column">
      <style:table-column-properties style:column-width="2.429cm" style:rel-column-width="9362*"/>
    </style:style>
    <style:style style:name="Video-format.A1" style:family="table-cell">
      <style:table-cell-properties fo:padding="0.097cm" fo:border-left="0.002cm solid #000000" fo:border-right="none" fo:border-top="0.002cm solid #000000" fo:border-bottom="0.002cm solid #000000"/>
    </style:style>
    <style:style style:name="Video-format.G1" style:family="table-cell">
      <style:table-cell-properties fo:padding="0.097cm" fo:border="0.002cm solid #000000"/>
    </style:style>
    <style:style style:name="Video-format.A2" style:family="table-cell">
      <style:table-cell-properties fo:padding="0.097cm" fo:border-left="0.002cm solid #000000" fo:border-right="none" fo:border-top="none" fo:border-bottom="0.002cm solid #000000"/>
    </style:style>
    <style:style style:name="Video-format.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_20_3">
      <style:text-properties fo:font-weight="normal" style:font-weight-asian="normal" style:font-weight-complex="normal"/>
    </style:style>
    <style:style style:name="P5" style:family="paragraph" style:parent-style-name="Heading">
      <style:paragraph-properties fo:text-align="center" style:justify-single-word="false"/>
    </style:style>
    <style:style style:name="P6"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7" style:family="paragraph" style:parent-style-name="Heading">
      <style:paragraph-properties fo:text-align="center" style:justify-single-word="false"/>
      <style:text-properties fo:font-size="16pt" style:font-size-asian="16pt" style:font-size-complex="16pt"/>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8">
      <style:text-properties fo:font-weight="normal" style:font-weight-asian="normal" style:font-weight-complex="normal"/>
    </style:style>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
    <style:style style:name="P13" style:family="paragraph" style:parent-style-name="Heading_20_3" style:list-style-name="L4"/>
    <style:style style:name="P14" style:family="paragraph" style:parent-style-name="Heading_20_3" style:list-style-name="L5"/>
    <style:style style:name="P15" style:family="paragraph" style:parent-style-name="Heading_20_3" style:list-style-name="L6"/>
    <style:style style:name="P16" style:family="paragraph" style:parent-style-name="Heading_20_3" style:list-style-name="L7"/>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1">
      <style:text-properties fo:font-weight="normal" style:font-weight-asian="normal" style:font-weight-complex="normal"/>
    </style:style>
    <style:style style:name="P21" style:family="paragraph" style:parent-style-name="Text_20_body" style:list-style-name="L3">
      <style:text-properties fo:font-weight="normal" style:font-weight-asian="normal" style:font-weight-complex="normal"/>
    </style:style>
    <style:style style:name="P22" style:family="paragraph" style:parent-style-name="Text_20_body">
      <style:text-properties style:font-name="Liberation Serif" fo:font-size="12pt" style:font-size-asian="12pt" style:font-size-complex="12pt"/>
    </style:style>
    <style:style style:name="P23" style:family="paragraph" style:parent-style-name="Text_20_body" style:list-style-name="L3">
      <style:paragraph-properties fo:margin-top="0cm" fo:margin-bottom="0cm"/>
    </style:style>
    <style:style style:name="P24" style:family="paragraph" style:parent-style-name="Text_20_body" style:list-style-name="L3">
      <style:paragraph-properties fo:margin-top="0cm" fo:margin-bottom="0cm"/>
      <style:text-properties fo:font-weight="normal" style:font-weight-asian="normal" style:font-weight-complex="normal"/>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Table_20_Contents">
      <style:text-properties style:font-name="Liberation Serif" fo:font-size="14pt" style:font-name-asian="DejaVu Sans" style:font-size-asian="14pt" style:font-name-complex="DejaVu Sans" style:font-size-complex="14pt"/>
    </style:style>
    <style:style style:name="P33" style:family="paragraph" style:parent-style-name="Table_20_Contents">
      <style:text-properties style:font-name="Liberation Serif" fo:font-size="12pt" style:font-name-asian="DejaVu Sans" style:font-size-asian="12pt" style:font-name-complex="DejaVu Sans" style:font-size-complex="12pt"/>
    </style:style>
    <style:style style:name="P34"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35"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36"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weight-asian="normal"/>
    </style:style>
    <style:style style:name="T8" style:family="text">
      <style:text-properties style:font-weight-complex="normal"/>
    </style:style>
    <style:style style:name="T9" style:family="text">
      <style:text-properties style:font-name="Liberation Serif"/>
    </style:style>
    <style:style style:name="T10" style:family="text">
      <style:text-properties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6">NAA</text:p>
      <text:p text:style-name="P5"/>
      <text:p text:style-name="P7">Long Term Digital Preservation Format for Video Options Pap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6">Purpose<text:tab/>4</text:p>
          <text:p text:style-name="P26">Scope<text:tab/>4</text:p>
          <text:p text:style-name="P26">Definition<text:tab/>4</text:p>
          <text:p text:style-name="P27">Images<text:tab/>4</text:p>
          <text:p text:style-name="P27">Audio streams<text:tab/>4</text:p>
          <text:p text:style-name="P27">Container format<text:tab/>4</text:p>
          <text:p text:style-name="P26">Data Sources<text:tab/>4</text:p>
          <text:p text:style-name="P26">Process<text:tab/>4</text:p>
          <text:p text:style-name="P26">Access copy<text:tab/>5</text:p>
          <text:p text:style-name="P26">Requirements<text:tab/>5</text:p>
          <text:p text:style-name="P27">Digital Format<text:tab/>5</text:p>
          <text:p text:style-name="P29">Community developed<text:tab/>5</text:p>
          <text:p text:style-name="P29">Multiple implementations<text:tab/>5</text:p>
          <text:p text:style-name="P29">Openly specified<text:tab/>5</text:p>
          <text:p text:style-name="P29">Patent and royalty free<text:tab/>6</text:p>
          <text:p text:style-name="P27">Video Specific Requirements<text:tab/>6</text:p>
          <text:p text:style-name="P29">Compression<text:tab/>6</text:p>
          <text:p text:style-name="P29">Resolution<text:tab/>7</text:p>
          <text:p text:style-name="P26">Codec vs Format<text:tab/>7</text:p>
          <text:p text:style-name="P26">Options<text:tab/>7</text:p>
          <text:p text:style-name="P27">Lossless Video Options<text:tab/>7</text:p>
          <text:p text:style-name="P29">Open Lossless Video Options<text:tab/>8</text:p>
          <text:p text:style-name="P29">Assessing Video Format Requirements Suitability<text:tab/>9</text:p>
          <text:p text:style-name="P30">Dirac<text:tab/>9</text:p>
          <text:p text:style-name="P30">Technical details<text:tab/>9</text:p>
          <text:p text:style-name="P31">Format requirements<text:tab/>9</text:p>
          <text:p text:style-name="P36">Community developed<text:tab/>9</text:p>
          <text:p text:style-name="P36">Multiple implementations<text:tab/>9</text:p>
          <text:p text:style-name="P36">Openly specified<text:tab/>10</text:p>
          <text:p text:style-name="P36">Patent and royalty free<text:tab/>10</text:p>
          <text:p text:style-name="P30">FFV1<text:tab/>10</text:p>
          <text:p text:style-name="P31">Community developed<text:tab/>10</text:p>
          <text:p text:style-name="P31">Multiple implementations<text:tab/>10</text:p>
          <text:p text:style-name="P31">Openly specified<text:tab/>10</text:p>
          <text:p text:style-name="P31">Patent and royalty free<text:tab/>10</text:p>
          <text:p text:style-name="P30">H.264<text:tab/>10</text:p>
          <text:p text:style-name="P31">Community developed<text:tab/>11</text:p>
          <text:p text:style-name="P31">Multiple implementations<text:tab/>11</text:p>
          <text:p text:style-name="P31">Openly specified<text:tab/>11</text:p>
          <text:p text:style-name="P31">Patent and royalty free<text:tab/>11</text:p>
          <text:p text:style-name="P30">Huffyyuv<text:tab/>11</text:p>
          <text:p text:style-name="P31">Community developed<text:tab/>11</text:p>
          <text:p text:style-name="P31">Multiple implementations<text:tab/>11</text:p>
          <text:p text:style-name="P31">Openly specified<text:tab/>11</text:p>
          <text:p text:style-name="P31">Patent and royalty free<text:tab/>11</text:p>
          <text:p text:style-name="P30">Motion JPEG2000<text:tab/>11</text:p>
          <text:p text:style-name="P31">Community developed<text:tab/>11</text:p>
          <text:p text:style-name="P31">Multiple implementations<text:tab/>11</text:p>
          <text:p text:style-name="P31">Openly specified<text:tab/>11</text:p>
          <text:p text:style-name="P31">Patent and royalty free<text:tab/>11</text:p>
          <text:p text:style-name="P30"><text:soft-page-break/>Lagarith<text:tab/>12</text:p>
          <text:p text:style-name="P31">Community developed<text:tab/>12</text:p>
          <text:p text:style-name="P31">Multiple implementations<text:tab/>12</text:p>
          <text:p text:style-name="P31">Openly specified<text:tab/>12</text:p>
          <text:p text:style-name="P31">Patent and royalty free<text:tab/>12</text:p>
          <text:p text:style-name="P29">Recommended Video Codec<text:tab/>12</text:p>
          <text:p text:style-name="P27">Lossless Audio Options<text:tab/>12</text:p>
          <text:p text:style-name="P29">Open Lossless audio options<text:tab/>13</text:p>
          <text:p text:style-name="P27">Container options<text:tab/>13</text:p>
          <text:p text:style-name="P29">Open Container Options<text:tab/>14</text:p>
          <text:p text:style-name="P27">Assessing Format Requirements Suitability<text:tab/>15</text:p>
          <text:p text:style-name="P27">Multiple implementations<text:tab/>15</text:p>
          <text:p text:style-name="P29">Motion JPEG 2000<text:tab/>16</text:p>
          <text:p text:style-name="P27">Test cases<text:tab/>16</text:p>
          <text:p text:style-name="P27">Summary<text:tab/>16</text:p>
          <text:p text:style-name="P27">Recommendation<text:tab/>16</text:p>
        </text:index-body>
      </text:table-of-content>
      <text:p text:style-name="Text_20_body"/>
      <text:h text:style-name="P25"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text:h>
      <text:p text:style-name="Standard">Digital video is unique in that it is not made of up a single data format, such as an image or audio file. Instead, it is made of up three distinct and separate components:</text:p>
      <text:p text:style-name="Standard"/>
      <text:h text:style-name="Heading_20_2" text:outline-level="2">Images</text:h>
      <text:p text:style-name="P2">Multiple images are played in fast succession called the frame rate (generally 25 per second) to create the moving picture.</text:p>
      <text:p text:style-name="P2"/>
      <text:h text:style-name="Heading_20_2" text:outline-level="2">Audio streams</text:h>
      <text:p text:style-name="P2">The audio layer provides sound to accompany the images, and may be multiple channels.</text:p>
      <text:p text:style-name="P2"/>
      <text:h text:style-name="Heading_20_2" text:outline-level="2">Container format</text:h>
      <text:p text:style-name="Standard"><text:span text:style-name="T4">The container format</text:span><text:span text:style-name="T4"><text:note text:id="ftn1" text:note-class="footnote"><text:note-citation>1</text:note-citation><text:note-body><text:p text:style-name="Footnote"><text:a xlink:type="simple" xlink:href="http://en.wikipedia.org/wiki/Container_format_%28digital%29">http://en.wikipedia.org/wiki/Container_format_%28digital%29</text:a></text:p></text:note-body></text:note></text:span><text:span text:style-name="T4"> is a wrapper which </text:span>describes how data and meta-data is stored. It <text:span text:style-name="T4">joins the image and audio layers together to form a single file. It also contains important information regarding the video such as required frame rate as well as metadata.</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t other forms of digital records and as such, a single copy in our chosen long term format is preferable, although we acknowledge that this is unlikely to happen. The NAA has no control over the data format chosen by external agencies, however <text:span text:style-name="T4">the format chosen for our own digitisation efforts is somewhat more flexible.</text:span></text:p>
      <text:p text:style-name="Standard"/>
      <text:h text:style-name="Heading_20_1" text:outline-level="1">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text:soft-page-break/>where a Xena normaliser will migrate to an open standards based format.</text:p>
      <text:p text:style-name="P2"/>
      <text:h text:style-name="Heading_20_1" text:outline-level="1">Access copy</text:h>
      <text:p text:style-name="P1"><text:span text:style-name="T4">An access copy may be required to be created from the original file. This format has no bearing on </text:span><text:span text:style-name="T4">the long term preservation format, except for the requirement to be able to transcode from one </text:span><text:span text:style-name="T4">format to another.</text:span></text:p>
      <text:p text:style-name="Standard"/>
      <text:h text:style-name="Heading_20_1" text:outline-level="1">Requirements</text:h>
      <text:p text:style-name="Standard"><text:span text:style-name="T4">The NAA's approach to digital preservation includes the migration of data into openly specified formats. This provides the NAA with the best chance of being able to read this format in the future, by avoiding vendor lock-in.</text:span></text:p>
      <text:p text:style-name="Standard"><text:span text:style-name="T4"/></text:p>
      <text:p text:style-name="Standard"><text:span text:style-name="T4">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span></text:p>
      <text:p text:style-name="Standard"><text:span text:style-name="T4"/></text:p>
      <text:h text:style-name="Heading_20_2" text:outline-level="2">Digital Format</text:h>
      <text:p text:style-name="Standard">To assist in the selection of a suitable format the NAA digital preservation policy includes four guidelines. Each of these aspects plays an important role in ensuring that data will be accessible long term. Any format which is chosen should pass each of these requirements.</text:p>
      <text:p text:style-name="P2"/>
      <text:p text:style-name="Standard">The digital preservation guidelines for selecting a suitable format include the following:</text:p>
      <text:p text:style-name="Standard"/>
      <text:list xml:id="list1328400548" text:style-name="L4">
        <text:list-item>
          <text:h text:style-name="P13" text:outline-level="3">Community developed</text:h>
        </text:list-item>
      </text:list>
      <text:p text:style-name="Standard">A data format should not be developed and/or controlled by a single commercial entity. <text:s/>Preferably it will have been created in collaboration with multiple organisations, including Governments, community groups and non-Government organisations. This helps to prevent vendor lock-in.</text:p>
      <text:p text:style-name="P12"/>
      <text:list xml:id="list2153364526" text:style-name="L5">
        <text:list-item>
          <text:h text:style-name="P14" text:outline-level="3">Multiple implementations</text:h>
        </text:list-item>
      </text:list>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0" text:note-class="footnote"><text:note-citation>2</text:note-citation><text:note-body><text:p text:style-name="Footnote"><text:a xlink:type="simple" xlink:href="http://www.gnu.org/philosophy/free-sw.html">http://www.gnu.org/philosophy/free-sw.html</text:a></text:p></text:note-body></text:note> in order to provide the greatest chance of being able to read the format in the future.</text:p>
      <text:list xml:id="list1602965731" text:style-name="L6">
        <text:list-item>
          <text:h text:style-name="P15" text:outline-level="3">Openly specified</text:h>
        </text:list-item>
      </text:list>
      <text:p text:style-name="Text_20_body">The specification for a given format should be openly specified and freely available. Although it does not need to be a standard approved by the International Organisation for Standardisation<text:note text:id="ftn50" text:note-class="footnote"><text:note-citation>3</text:note-citation><text:note-body><text:p text:style-name="Footnote"><text:a xlink:type="simple" xlink:href="http://www.iso.org/">http://www.iso.org</text:a></text:p></text:note-body></text:note> (ISO), this should help to ensure the long-term integrity of the format. In addition, there should be more restrictions on who can use this information.</text:p>
      <text:p text:style-name="Text_20_body">By using an openly specified format, the NAA has the greatest chance of reading the format in the <text:soft-page-break/>future, as even if there are no existing implementations the NAA could write software to read the data from the format specification.</text:p>
      <text:list xml:id="list269828198" text:style-name="L7">
        <text:list-item>
          <text:h text:style-name="P16" text:outline-level="3">Patent and royalty free</text:h>
        </text:list-item>
      </text:list>
      <text:p text:style-name="P3">Software patents<text:note text:id="ftn2" text:note-class="footnote"><text:note-citation>4</text:note-citation><text:note-body><text:p text:style-name="Footnote"><text:a xlink:type="simple" xlink:href="http://en.wikipedia.org/wiki/Software_patent">http://en.wikipedia.org/wiki/Software_patent</text:a></text:p></text:note-body></text:note> pose a risk to the records held by NAA because it opens us up to possible litigation. In addition, a patent holder may be able to shut down a format completely if they can prove that they own relevant patents which are used in the data format. As such, the ideal open format should be non-patent encumbered and royalty free.</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Video Specific Requirements</text:h>
      <text:p text:style-name="P2">NAA has certain requirements for the video format as it will also be used for long term preservation of digitised data, not just born digital.</text:p>
      <text:p text:style-name="P2"/>
      <text:list xml:id="list371239096" text:style-name="L8">
        <text:list-item>
          <text:p text:style-name="P10"><text:span text:style-name="T4">There must be no loss of information.</text:span></text:p>
        </text:list-item>
        <text:list-item>
          <text:p text:style-name="P10"><text:span text:style-name="T4">It must preserve the correct colour space (</text:span>RGB24, RGB32, RGBA, YUY2, and YV12?<text:span text:style-name="T4">).</text:span></text:p>
        </text:list-item>
        <text:list-item>
          <text:p text:style-name="P9">The required frame rate must be preserved.</text:p>
        </text:list-item>
        <text:list-item>
          <text:p text:style-name="P10"><text:span text:style-name="T4">The original resolution must be maintained.</text:span></text:p>
        </text:list-item>
      </text:list>
      <text:list xml:id="list662937096" text:style-name="L9">
        <text:list-item>
          <text:p text:style-name="P11"><text:span text:style-name="T4">Metadata?</text:span></text:p>
        </text:list-item>
        <text:list-item>
          <text:p text:style-name="P11"><text:span text:style-name="T4">Bitrate?</text:span></text:p>
        </text:list-item>
      </text:list>
      <text:p text:style-name="P2"/>
      <text:h text:style-name="Heading_20_3" text:outline-level="3">Compression</text:h>
      <text:p text:style-name="P2">Most digital records includes some form of compression, which reduces the size of the record. Compression does not mean that information is lost. A file can be compressed without any loss (lossless) or with varying degrees of loss (lossy). Of course, a file may also be not compressed at all.</text:p>
      <text:p text:style-name="P2"/>
      <text:p text:style-name="P2">Lossless compression<text:note text:id="ftn3" text:note-class="footnote"><text:note-citation>5</text:note-citation><text:note-body><text:p text:style-name="Footnote"><text:a xlink:type="simple" xlink:href="http://en.wikipedia.org/wiki/Lossless_data_compression"><text:span text:style-name="T4">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4" text:note-class="footnote"><text:note-citation>6</text:note-citation><text:note-body><text:p text:style-name="Footnote"><text:a xlink:type="simple" xlink:href="http://en.wikipedia.org/wiki/Lossy_data_compression"><text:span text:style-name="T4">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text:p>
      <text:p text:style-name="P2"/>
      <text:h text:style-name="Heading_20_3" text:outline-level="3"><text:soft-page-break/>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should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Codec vs Format</text:h>
      <text:p text:style-name="Text_20_body">A codec<text:note text:id="ftn53" text:note-class="footnote"><text:note-citation>7</text:note-citation><text:note-body><text:p text:style-name="Footnote"><text:a xlink:type="simple" xlink:href="http://en.wikipedia.org/wiki/Codec">http://en.wikipedia.org/wiki/Codec</text:a></text:p></text:note-body></text:note> is different to a file format<text:note text:id="ftn54" text:note-class="footnote"><text:note-citation>8</text:note-citation><text:note-body><text:p text:style-name="Footnote"><text:a xlink:type="simple" xlink:href="http://en.wikipedia.org/wiki/File_format">http://en.wikipedia.org/wiki/File_format</text:a></text:p></text:note-body></text:note>, which is important when discussing digital video formats.</text:p>
      <text:p text:style-name="Text_20_body"/>
      <text:p text:style-name="Text_20_body">The format refers to the specification of how data structures are stored within a file.</text:p>
      <text:p text:style-name="Text_20_body"/>
      <text:p text:style-name="Text_20_body">A codec is a software or hardware implementation of a particular format, which encodes or decodes data in line with the format specification. The word <text:span text:style-name="T5">codec</text:span> is a portmanteau (a blending of two or more words) of '<text:span text:style-name="T1">co</text:span>mpressor-<text:span text:style-name="T1">dec</text:span>ompressor' or, more accurately, '<text:span text:style-name="T1">co</text:span>der-<text:span text:style-name="T1">dec</text:span>oder'.</text:p>
      <text:p text:style-name="Text_20_body"/>
      <text:p text:style-name="Text_20_body">For example, Dirac is a video format. It has a published specification on how the data structures are stored within a file. There are two primary codecs which implement the Dirac standard, dirac-research and Schroedinger. Both of these codecs are different, however they both encode and decode video in the Dirac format.</text:p>
      <text:p text:style-name="Text_20_body"/>
      <text:p text:style-name="Text_20_body">Unfortunately these terms are often used interchangeably which makes it hard to discern whether something is a format or codec. This paper seeks to find a suitable data format, which has various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our requirements.</text:p>
      <text:p text:style-name="Standard"/>
      <text:list xml:id="list1719711448" text:style-name="L1">
        <text:list-item>
          <text:p text:style-name="P17">ArithYuv</text:p>
        </text:list-item>
        <text:list-item>
          <text:p text:style-name="P17"><text:soft-page-break/>AVIzlib</text:p>
        </text:list-item>
        <text:list-item>
          <text:p text:style-name="P17">CamStudio GZIP</text:p>
        </text:list-item>
        <text:list-item>
          <text:p text:style-name="P17">CorePNG</text:p>
        </text:list-item>
        <text:list-item>
          <text:p text:style-name="P17">Dirac<text:note text:id="ftn5" text:note-class="footnote"><text:note-citation>9</text:note-citation><text:note-body><text:p text:style-name="Footnote"><text:a xlink:type="simple" xlink:href="http://en.wikipedia.org/wiki/Dirac_%28codec%29">http://en.wikipedia.org/wiki/Dirac_%28codec%29</text:a></text:p></text:note-body></text:note></text:p>
        </text:list-item>
        <text:list-item>
          <text:p text:style-name="P17">FastCodec</text:p>
        </text:list-item>
        <text:list-item>
          <text:p text:style-name="P17">FFV1<text:note text:id="ftn6" text:note-class="footnote"><text:note-citation>10</text:note-citation><text:note-body><text:p text:style-name="Footnote"><text:a xlink:type="simple" xlink:href="http://en.wikipedia.org/wiki/FFV1">http://en.wikipedia.org/wiki/FFV1</text:a></text:p></text:note-body></text:note> (FF video codec 1)</text:p>
        </text:list-item>
        <text:list-item>
          <text:p text:style-name="P17">H.264<text:note text:id="ftn7" text:note-class="footnote"><text:note-citation>11</text:note-citation><text:note-body><text:p text:style-name="Footnote"><text:a xlink:type="simple" xlink:href="http://en.wikipedia.org/wiki/H.264">http://en.wikipedia.org/wiki/H.264</text:a></text:p></text:note-body></text:note> (MPEG-4 part 10)</text:p>
        </text:list-item>
        <text:list-item>
          <text:p text:style-name="P17">Huffyuv<text:note text:id="ftn8" text:note-class="footnote"><text:note-citation>12</text:note-citation><text:note-body><text:p text:style-name="Footnote"><text:a xlink:type="simple" xlink:href="http://en.wikipedia.org/wiki/Huffyuv">http://en.wikipedia.org/wiki/Huffyuv</text:a></text:p></text:note-body></text:note></text:p>
        </text:list-item>
        <text:list-item>
          <text:p text:style-name="P17">Lagarith<text:note text:id="ftn9" text:note-class="footnote"><text:note-citation>13</text:note-citation><text:note-body><text:p text:style-name="Footnote"><text:a xlink:type="simple" xlink:href="http://en.wikipedia.org/wiki/Lagarith">http://en.wikipedia.org/wiki/Lagarith</text:a></text:p></text:note-body></text:note> (Improved fork of Huffyuv)</text:p>
        </text:list-item>
        <text:list-item>
          <text:p text:style-name="P17">LCL</text:p>
        </text:list-item>
        <text:list-item>
          <text:p text:style-name="P17">LOCO</text:p>
        </text:list-item>
        <text:list-item>
          <text:p text:style-name="P17">LZO</text:p>
        </text:list-item>
        <text:list-item>
          <text:p text:style-name="P17">Motion JPEG 2000<text:note text:id="ftn56" text:note-class="footnote"><text:note-citation>14</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17">MSU Lossless<text:note text:id="ftn55" text:note-class="footnote"><text:note-citation>15</text:note-citation><text:note-body><text:p text:style-name="Footnote"><text:a xlink:type="simple" xlink:href="http://en.wikipedia.org/wiki/MSU_Lossless_Video_Codec">http://en.wikipedia.org/wiki/MSU_Lossless_Video_Codec</text:a></text:p></text:note-body></text:note></text:p>
        </text:list-item>
        <text:list-item>
          <text:p text:style-name="P17">PICVideo</text:p>
        </text:list-item>
        <text:list-item>
          <text:p text:style-name="P17">SheerVideo<text:note text:id="ftn58" text:note-class="footnote"><text:note-citation>16</text:note-citation><text:note-body><text:p text:style-name="Footnote"><text:a xlink:type="simple" xlink:href="http://en.wikipedia.org/wiki/SheerVideo">http://en.wikipedia.org/wiki/SheerVideo</text:a></text:p></text:note-body></text:note></text:p>
        </text:list-item>
        <text:list-item>
          <text:p text:style-name="P17">Snow</text:p>
        </text:list-item>
        <text:list-item>
          <text:p text:style-name="P17">YULS</text:p>
        </text:list-item>
        <text:list-item>
          <text:p text:style-name="P17">Uncompressed RGB</text:p>
        </text:list-item>
        <text:list-item>
          <text:p text:style-name="P17">Uncompressed YUV422</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1736719329" text:continue-numbering="true" text:style-name="L1">
        <text:list-item>
          <text:p text:style-name="P17">Dirac</text:p>
        </text:list-item>
        <text:list-item>
          <text:p text:style-name="P17">FFV1</text:p>
        </text:list-item>
        <text:list-item>
          <text:p text:style-name="P17">H.264</text:p>
        </text:list-item>
        <text:list-item>
          <text:p text:style-name="P17">Huffyyuv</text:p>
        </text:list-item>
        <text:list-item>
          <text:p text:style-name="P17">Lagarith</text:p>
        </text:list-item>
        <text:list-item>
          <text:p text:style-name="P17">Motion JPEG 2000</text:p>
        </text:list-item>
      </text:list>
      <text:h text:style-name="Heading_20_3" text:outline-level="3"><text:soft-page-break/>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14" text:note-class="footnote"><text:note-citation>17</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4" text:outline-level="4">Technical details</text:h>
      <text:p text:style-name="Text_20_body">Resolution</text:p>
      <text:p text:style-name="Text_20_body">Bitdepth</text:p>
      <text:p text:style-name="Text_20_body">Bitrate</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52" text:note-class="footnote"><text:note-citation>18</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15" text:note-class="footnote"><text:note-citation>19</text:note-citation><text:note-body><text:p text:style-name="Footnote"><text:a xlink:type="simple" xlink:href="http://www.bbc.co.uk/rd/projects/dirac/implementations.shtml">http://www.bbc.co.uk/rd/projects/dirac/implementations.shtml</text:a></text:p></text:note-body></text:note> for encoding and decoding Dirac, all of this are cross-platform free software tools<text:note text:id="ftn16" text:note-class="footnote"><text:note-citation>20</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17" text:note-class="footnote"><text:note-citation>21</text:note-citation><text:note-body><text:p text:style-name="Footnote"><text:a xlink:type="simple" xlink:href="http://code.google.com/p/google-summer-of-code-2008-dirac/">http://code.google.com/p/google-summer-of-code-2008-dirac/</text:a></text:p></text:note-body></text:note> Mono/.NET<text:note text:id="ftn18" text:note-class="footnote"><text:note-citation>22</text:note-citation><text:note-body><text:p text:style-name="Footnote"><text:a xlink:type="simple" xlink:href="http://www.mono-project.com/StudentProjects#Dirac_Support">http://www.mono-project.com/StudentProjects#Dirac_Support</text:a></text:p></text:note-body></text:note> and VHDL<text:note text:id="ftn19" text:note-class="footnote"><text:note-citation>23</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20" text:note-class="footnote"><text:note-citation>24</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21" text:note-class="footnote"><text:note-citation>25</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text:soft-page-break/>be dictated by the container used.</text:p>
      <text:h text:style-name="Heading_20_6" text:outline-level="6">Openly specified</text:h>
      <text:p text:style-name="Text_20_body">The Dirac algorithm<text:note text:id="ftn22" text:note-class="footnote"><text:note-citation>26</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51" text:note-class="footnote"><text:note-citation>27</text:note-citation><text:note-body><text:p text:style-name="Footnote"><text:a xlink:type="simple" xlink:href="http://www.smpte.org/">http://www.smpte.org</text:a></text:p></text:note-body></text:note> (SMPTE). Several documents exist<text:note text:id="ftn23" text:note-class="footnote"><text:note-citation>28</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24" text:note-class="footnote"><text:note-citation>29</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9">vi</text:span><text:span text:style-name="T10">olating any existing patents, stating</text:span><text:span text:style-name="T10"><text:note text:id="ftn25" text:note-class="footnote"><text:note-citation>30</text:note-citation><text:note-body><text:p text:style-name="Footnote"><text:a xlink:type="simple" xlink:href="http://lwn.net/Articles/272973/">http://lwn.net/Articles/272973/</text:a></text:p></text:note-body></text:note></text:span><text:span text:style-name="T10">:</text:span></text:p>
      <text:p text:style-name="P22">“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26" text:note-class="footnote"><text:note-citation>31</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27" text:note-class="footnote"><text:note-citation>32</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p text:style-name="Standard"/>
      <text:h text:style-name="Heading_20_4" text:outline-level="4">FFV1</text:h>
      <text:p text:style-name="Text_20_body">The FFV1 codec</text:p>
      <text:h text:style-name="Heading_20_5" text:outline-level="5">Community developed</text:h>
      <text:h text:style-name="Heading_20_5" text:outline-level="5">Multiple implementations</text:h>
      <text:h text:style-name="Heading_20_5" text:outline-level="5">Openly specified</text:h>
      <text:h text:style-name="Heading_20_5" text:outline-level="5">Patent and royalty free</text:h>
      <text:p text:style-name="Text_20_body"/>
      <text:p text:style-name="Text_20_body">FFV1 uses arithmetic coding, parts of which may be patented<text:note text:id="ftn13" text:note-class="footnote"><text:note-citation>33</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4" text:outline-level="4"><text:soft-page-break/>H.264</text:h>
      <text:p text:style-name="Text_20_body">H</text:p>
      <text:h text:style-name="Heading_20_5" text:outline-level="5">Community developed</text:h>
      <text:h text:style-name="Heading_20_5" text:outline-level="5">Multiple implementations</text:h>
      <text:h text:style-name="Heading_20_5" text:outline-level="5">Openly specified</text:h>
      <text:h text:style-name="Heading_20_5" text:outline-level="5">Patent and royalty free</text:h>
      <text:p text:style-name="Text_20_body">The H.264 standard is heavily patented.<text:note text:id="ftn11" text:note-class="footnote"><text:note-citation>34</text:note-citation><text:note-body><text:p text:style-name="Footnote"><text:a xlink:type="simple" xlink:href="http://www.mpegla.com/main/programs/AVC/Pages/Intro.aspx">http://www.mpegla.com/main/programs/AVC/Pages/Intro.aspx</text:a></text:p></text:note-body></text:note></text:p>
      <text:p text:style-name="Text_20_body">Indeed, recently companies such as AT&amp;T have been suing various companies<text:note text:id="ftn12" text:note-class="footnote"><text:note-citation>35</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
      <text:h text:style-name="Heading_20_4" text:outline-level="4">Huffyyuv</text:h>
      <text:h text:style-name="Heading_20_5" text:outline-level="5">Community developed</text:h>
      <text:h text:style-name="Heading_20_5" text:outline-level="5">Multiple implementations</text:h>
      <text:h text:style-name="Heading_20_5" text:outline-level="5">Openly specified</text:h>
      <text:h text:style-name="Heading_20_5" text:outline-level="5">Patent and royalty free</text:h>
      <text:p text:style-name="Text_20_body"/>
      <text:h text:style-name="Heading_20_4" text:outline-level="4">Motion JPEG2000</text:h>
      <text:h text:style-name="Heading_20_5" text:outline-level="5">Community developed</text:h>
      <text:h text:style-name="Heading_20_5" text:outline-level="5">Multiple implementations</text:h>
      <text:h text:style-name="Heading_20_5" text:outline-level="5">Openly specified</text:h>
      <text:h text:style-name="Heading_20_5" text:outline-level="5">Patent and royalty free</text:h>
      <text:p text:style-name="Text_20_body">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text:p>
      <text:p text:style-name="Text_20_body"/>
      <text:p text:style-name="Text_20_body"><text:s/>The ISO approved MPEG standards are very heavily patented<text:note text:id="ftn10" text:note-class="footnote"><text:note-citation>36</text:note-citation><text:note-body><text:p text:style-name="Footnote"><text:a xlink:type="simple" xlink:href="http://en.wikipedia.org/wiki/MPEG_Licensing_Authority">http://en.wikipedia.org/wiki/MPEG_Licensing_Authority</text:a></text:p></text:note-body></text:note> and therefore unsuitable for use as a preservation format.</text:p>
      <text:h text:style-name="Heading_20_4" text:outline-level="4"><text:soft-page-break/>Lagarith</text:h>
      <text:h text:style-name="Heading_20_5" text:outline-level="5">Community developed</text:h>
      <text:h text:style-name="Heading_20_5" text:outline-level="5">Multiple implementations</text:h>
      <text:h text:style-name="Heading_20_5" text:outline-level="5">Openly specified</text:h>
      <text:h text:style-name="Heading_20_5" text:outline-level="5">Patent and royalty free</text:h>
      <text:h text:style-name="Heading_20_3" text:outline-level="3">Recommended Video Codec</text:h>
      <text:p text:style-name="Text_20_body">The only video codec which meets all of the NAA requirements for a long term digital preservation format is Dirac.</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28" text:note-class="footnote"><text:note-citation>37</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1291250328" text:style-name="L2">
        <text:list-item>
          <text:p text:style-name="P18">Apple Lossless – ALAC (Apple Lossless Audio Codec)</text:p>
        </text:list-item>
        <text:list-item>
          <text:p text:style-name="P18">apt-X Lossless</text:p>
        </text:list-item>
        <text:list-item>
          <text:p text:style-name="P18">ATRAC Advanced Lossless</text:p>
        </text:list-item>
        <text:list-item>
          <text:p text:style-name="P18">Audio Lossless Coding – also known as MPEG-4 ALS</text:p>
        </text:list-item>
        <text:list-item>
          <text:p text:style-name="P18">Direct Stream Transfer – DST</text:p>
        </text:list-item>
        <text:list-item>
          <text:p text:style-name="P18">Dolby TrueHD</text:p>
        </text:list-item>
        <text:list-item>
          <text:p text:style-name="P18">DTS-HD Master Audio</text:p>
        </text:list-item>
        <text:list-item>
          <text:p text:style-name="P18">Free Lossless Audio Codec – FLAC</text:p>
        </text:list-item>
        <text:list-item>
          <text:p text:style-name="P18">Lossless Audio (LA)</text:p>
        </text:list-item>
        <text:list-item>
          <text:p text:style-name="P18">Lossless Predictive Audio Compression</text:p>
        </text:list-item>
        <text:list-item>
          <text:p text:style-name="P18">Meridian Lossless Packing – MLP</text:p>
        </text:list-item>
        <text:list-item>
          <text:p text:style-name="P18">MPEG-4 Audio Lossless Encoding (MPEG-4 ALS)</text:p>
        </text:list-item>
        <text:list-item>
          <text:p text:style-name="P18">MPEG-4 MPEG-4 Scalable Lossless Encoding (MPEG-4 SLS also used in HD-AAC)</text:p>
        </text:list-item>
        <text:list-item>
          <text:p text:style-name="P18">Monkey's Audio – Monkey's Audio APE</text:p>
        </text:list-item>
        <text:list-item>
          <text:p text:style-name="P18"><text:soft-page-break/>OptimFROG</text:p>
        </text:list-item>
        <text:list-item>
          <text:p text:style-name="P18">RealPlayer – RealAudio Lossless</text:p>
        </text:list-item>
        <text:list-item>
          <text:p text:style-name="P18">Shorten – SHN</text:p>
        </text:list-item>
        <text:list-item>
          <text:p text:style-name="P18">TTA – True Audio Lossless</text:p>
        </text:list-item>
        <text:list-item>
          <text:p text:style-name="P18">WAV – WAVE (Waveform Audio File Format)</text:p>
        </text:list-item>
        <text:list-item>
          <text:p text:style-name="P18">WavPack – WavPack lossless</text:p>
        </text:list-item>
        <text:list-item>
          <text:p text:style-name="P18">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185199547" text:continue-list="list1736719329" text:style-name="L1">
        <text:list-item>
          <text:p text:style-name="P17">FLAC</text:p>
        </text:list-item>
        <text:list-item>
          <text:p text:style-name="P17">TTA</text:p>
        </text:list-item>
        <text:list-item>
          <text:p text:style-name="P17">WAV</text:p>
        </text:list-item>
        <text:list-item>
          <text:p text:style-name="P17">WavPack</text:p>
        </text:list-item>
      </text:list>
      <text:h text:style-name="Heading_20_2" text:outline-level="2">Container options</text:h>
      <text:p text:style-name="Text_20_body">Some container formats are based on the ISO base media file format<text:note text:id="ftn29" text:note-class="footnote"><text:note-citation>38</text:note-citation><text:note-body><text:p text:style-name="Footnote"><text:a xlink:type="simple" xlink:href="http://en.wikipedia.org/wiki/ISO_base_media_file_format">http://en.wikipedia.org/wiki/ISO_base_media_file_format</text:a></text:p></text:note-body></text:note> (ISO/IEC 14496-12) which is known as MPEG-4 Part 12<text:note text:id="ftn30" text:note-class="footnote"><text:note-citation>39</text:note-citation><text:note-body><text:p text:style-name="Footnote"><text:a xlink:type="simple" xlink:href="http://en.wikipedia.org/wiki/MPEG-4_Part_12">http://en.wikipedia.org/wiki/MPEG-4_Part_12</text:a></text:p></text:note-body></text:note> (MP4 version 1) and was directly based on Apple's Quicktime container format<text:note text:id="ftn31" text:note-class="footnote"><text:note-citation>40</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32" text:note-class="footnote"><text:note-citation>41</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33" text:note-class="footnote"><text:note-citation>42</text:note-citation><text:note-body><text:p text:style-name="Footnote"><text:a xlink:type="simple" xlink:href="http://en.wikipedia.org/wiki/MP4">http://en.wikipedia.org/wiki/MP4</text:a></text:p></text:note-body></text:note> version 2 format (ISO/IEC 14496-14) is part of MPEG-4 Part 14<text:note text:id="ftn34" text:note-class="footnote"><text:note-citation>43</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35" text:note-class="footnote"><text:note-citation>44</text:note-citation><text:note-body><text:p text:style-name="Footnote"><text:a xlink:type="simple" xlink:href="http://www.mp4ra.org/specs.html">http://www.mp4ra.org/specs.html</text:a></text:p></text:note-body></text:note> (including MP4 version 2)</text:p>
      <text:p text:style-name="Text_20_body"><text:soft-page-break/></text:p>
      <text:p text:style-name="Text_20_body">Formats derived from the ISO base media file format <text:span text:style-name="T6">may</text:span> be openly specified, but it is not guaranteed as they extend some or all of the original standard. Their patent status is also not necessarily known.</text:p>
      <text:p text:style-name="Text_20_body"/>
      <text:list xml:id="list398937035" text:continue-numbering="true" text:style-name="L1">
        <text:list-item>
          <text:p text:style-name="P17">3GP/3G2 (ISO base media file format)</text:p>
        </text:list-item>
        <text:list-item>
          <text:p text:style-name="P17">ASF - Advanced Systems Format (Microsoft)</text:p>
        </text:list-item>
        <text:list-item>
          <text:p text:style-name="P20">AVI - Audio Video Interleave (Microsoft)</text:p>
        </text:list-item>
        <text:list-item>
          <text:p text:style-name="P17">DIVX/DMF<text:note text:id="ftn36" text:note-class="footnote"><text:note-citation>45</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17">F4V</text:p>
        </text:list-item>
        <text:list-item>
          <text:p text:style-name="P17">FLV<text:note text:id="ftn37" text:note-class="footnote"><text:note-citation>46</text:note-citation><text:note-body><text:p text:style-name="Footnote"><text:a xlink:type="simple" xlink:href="http://en.wikipedia.org/wiki/Flash_Video">http://en.wikipedia.org/wiki/Flash_Video</text:a></text:p></text:note-body></text:note> – Flash Video</text:p>
        </text:list-item>
        <text:list-item>
          <text:p text:style-name="P17">GFX<text:note text:id="ftn38" text:note-class="footnote"><text:note-citation>47</text:note-citation><text:note-body><text:p text:style-name="Footnote"><text:a xlink:type="simple" xlink:href="http://en.wikipedia.org/wiki/GXF">http://en.wikipedia.org/wiki/GXF</text:a></text:p></text:note-body></text:note> – General Exchange Format</text:p>
        </text:list-item>
        <text:list-item>
          <text:p text:style-name="P17">MKV<text:note text:id="ftn39" text:note-class="footnote"><text:note-citation>48</text:note-citation><text:note-body><text:p text:style-name="Footnote"><text:a xlink:type="simple" xlink:href="http://en.wikipedia.org/wiki/Matroska">http://en.wikipedia.org/wiki/Matroska</text:a></text:p></text:note-body></text:note> - <text:span text:style-name="T4">Matroska Multimedia Container</text:span></text:p>
        </text:list-item>
        <text:list-item>
          <text:p text:style-name="P17">MJ2</text:p>
        </text:list-item>
        <text:list-item>
          <text:p text:style-name="P17">MOV/QT - Quicktime</text:p>
        </text:list-item>
        <text:list-item>
          <text:p text:style-name="P17">MP4 (ISO base media file format)<text:note text:id="ftn40" text:note-class="footnote"><text:note-citation>49</text:note-citation><text:note-body><text:p text:style-name="Footnote"><text:a xlink:type="simple" xlink:href="http://www.mp4ra.org/specs.html">http://www.mp4ra.org/specs.html</text:a></text:p></text:note-body></text:note></text:p>
        </text:list-item>
        <text:list-item>
          <text:p text:style-name="P17">MPEG</text:p>
        </text:list-item>
        <text:list-item>
          <text:p text:style-name="P17">MXF – Material Exchange Format</text:p>
        </text:list-item>
        <text:list-item>
          <text:p text:style-name="P17">Ogg<text:note text:id="ftn41" text:note-class="footnote"><text:note-citation>50</text:note-citation><text:note-body><text:p text:style-name="Footnote"><text:a xlink:type="simple" xlink:href="http://xiph.org/ogg/">http://xiph.org/ogg/</text:a></text:p></text:note-body></text:note></text:p>
        </text:list-item>
        <text:list-item>
          <text:p text:style-name="P17">RM - RealMedia</text:p>
        </text:list-item>
        <text:list-item>
          <text:p text:style-name="P17">WMA</text:p>
        </text:list-item>
        <text:list-item>
          <text:p text:style-name="P17">WMV</text:p>
        </text:list-item>
      </text:list>
      <text:h text:style-name="Heading_20_3" text:outline-level="3">Open Container Options</text:h>
      <text:p text:style-name="Standard">Research suggests that only a handful of these are openly specified, including:</text:p>
      <text:p text:style-name="Standard"/>
      <text:list xml:id="list442296418" text:continue-numbering="true" text:style-name="L1">
        <text:list-item>
          <text:p text:style-name="P17">FLV</text:p>
        </text:list-item>
        <text:list-item>
          <text:p text:style-name="P17">GXF<text:note text:id="ftn42" text:note-class="footnote"><text:note-citation>51</text:note-citation><text:note-body><text:p text:style-name="Footnote"><text:a xlink:type="simple" xlink:href="http://www.ebu.ch/en/technical/trev/trev_291-edge.pdf">http://www.ebu.ch/en/technical/trev/trev_291-edge.pdf</text:a></text:p></text:note-body></text:note></text:p>
        </text:list-item>
        <text:list-item>
          <text:p text:style-name="P17">MKV<text:note text:id="ftn43" text:note-class="footnote"><text:note-citation>52</text:note-citation><text:note-body><text:p text:style-name="Footnote"><text:a xlink:type="simple" xlink:href="http://matroska.org/technical/specs/index.html">http://matroska.org/technical/specs/index.html</text:a></text:p></text:note-body></text:note></text:p>
        </text:list-item>
        <text:list-item>
          <text:p text:style-name="P17">MJ2</text:p>
        </text:list-item>
        <text:list-item>
          <text:p text:style-name="P17">MP4</text:p>
        </text:list-item>
        <text:list-item>
          <text:p text:style-name="P17"><text:soft-page-break/>MXF<text:note text:id="ftn44" text:note-class="footnote"><text:note-citation>53</text:note-citation><text:note-body><text:p text:style-name="Footnote"><text:a xlink:type="simple" xlink:href="http://www.smpte.org/smpte_store/standards/">http://www.smpte.org/smpte_store/standards/</text:a></text:p></text:note-body></text:note></text:p>
        </text:list-item>
        <text:list-item>
          <text:p text:style-name="P17">NUT</text:p>
        </text:list-item>
        <text:list-item>
          <text:p text:style-name="P17">Ogg<text:note text:id="ftn45" text:note-class="footnote"><text:note-citation>54</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p text:style-name="Text_20_body">The following table summarises suitability of video codec</text:p>
      <table:table table:name="Video-format" table:style-name="Video-format">
        <table:table-column table:style-name="Video-format.A"/>
        <table:table-column table:style-name="Video-format.B" table:number-columns-repeated="5"/>
        <table:table-column table:style-name="Video-format.A"/>
        <table:table-row>
          <table:table-cell table:style-name="Video-format.A1" office:value-type="string">
            <text:p text:style-name="P33"/>
          </table:table-cell>
          <table:table-cell table:style-name="Video-format.A1" office:value-type="string">
            <text:p text:style-name="P33">Dirac</text:p>
          </table:table-cell>
          <table:table-cell table:style-name="Video-format.A1" office:value-type="string">
            <text:p text:style-name="P33">FFV1</text:p>
          </table:table-cell>
          <table:table-cell table:style-name="Video-format.A1" office:value-type="string">
            <text:p text:style-name="P33">H.264</text:p>
          </table:table-cell>
          <table:table-cell table:style-name="Video-format.A1" office:value-type="string">
            <text:p text:style-name="P33">Huffyyuv</text:p>
          </table:table-cell>
          <table:table-cell table:style-name="Video-format.A1" office:value-type="string">
            <text:p text:style-name="P33">Lagarith</text:p>
          </table:table-cell>
          <table:table-cell table:style-name="Video-format.G1" office:value-type="string">
            <text:p text:style-name="P33">MJPEG 2000</text:p>
          </table:table-cell>
        </table:table-row>
        <table:table-row>
          <table:table-cell table:style-name="Video-format.A2" office:value-type="string">
            <text:p text:style-name="P33">Community developed</text:p>
          </table:table-cell>
          <table:table-cell table:style-name="Video-format.A2" office:value-type="string">
            <text:p text:style-name="P34"/>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G2" office:value-type="string">
            <text:p text:style-name="P33"/>
          </table:table-cell>
        </table:table-row>
        <table:table-row>
          <table:table-cell table:style-name="Video-format.A2" office:value-type="string">
            <text:p text:style-name="P33">Multiple implementations</text:p>
          </table:table-cell>
          <table:table-cell table:style-name="Video-format.A2" office:value-type="string">
            <text:p text:style-name="P35"/>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G2" office:value-type="string">
            <text:p text:style-name="P33"/>
          </table:table-cell>
        </table:table-row>
        <table:table-row>
          <table:table-cell table:style-name="Video-format.A2" office:value-type="string">
            <text:p text:style-name="P33">Openly Specified</text:p>
          </table:table-cell>
          <table:table-cell table:style-name="Video-format.A2" office:value-type="string">
            <text:p text:style-name="P35"/>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G2" office:value-type="string">
            <text:p text:style-name="P33"/>
          </table:table-cell>
        </table:table-row>
        <table:table-row>
          <table:table-cell table:style-name="Video-format.A2" office:value-type="string">
            <text:p text:style-name="P33">Patent &amp; royalty free</text:p>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A2" office:value-type="string">
            <text:p text:style-name="P33"/>
          </table:table-cell>
          <table:table-cell table:style-name="Video-format.G2" office:value-type="string">
            <text:p text:style-name="P33"/>
          </table:table-cell>
        </table:table-row>
        <table:table-row>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G2" office:value-type="string">
            <text:p text:style-name="P32"/>
          </table:table-cell>
        </table:table-row>
        <table:table-row>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G2" office:value-type="string">
            <text:p text:style-name="P32"/>
          </table:table-cell>
        </table:table-row>
        <table:table-row>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A2" office:value-type="string">
            <text:p text:style-name="P32"/>
          </table:table-cell>
          <table:table-cell table:style-name="Video-format.G2" office:value-type="string">
            <text:p text:style-name="P32"/>
          </table:table-cell>
        </table:table-row>
      </table:table>
      <text:h text:style-name="Heading_20_3" text:outline-level="3"/>
      <text:p text:style-name="Text_20_body"/>
      <text:p text:style-name="P2"/>
      <text:p text:style-name="P2">A format for long term preservation is only suitable if it is royalty free and not patent encumbered. Unfortunately, numerous patents cover various aspects of video data formats.</text:p>
      <text:p text:style-name="P2"><text:line-break/>Current patent issues include:</text:p>
      <text:p text:style-name="P2">Any MPEG based format</text:p>
      <text:p text:style-name="P1"/>
      <text:h text:style-name="Heading_20_2" text:outline-level="2">Multiple implementations</text:h>
      <text:p text:style-name="P2"/>
      <text:p text:style-name="Heading">The Contenders</text:p>
      <text:p text:style-name="P2"/>
      <text:p text:style-name="P2">Not all of the above formats are suitable for use as a preservation format, based on the NAA format requirements.</text:p>
      <text:p text:style-name="P2"/>
      <text:p text:style-name="P2"><text:soft-page-break/>While JPEG2000 is gaining in popularity around the world (including in archival institutions), it still presents a major risk.</text:p>
      <text:p text:style-name="P2"/>
      <text:p text:style-name="P1"><text:span text:style-name="T4">Contributing companies and organisations have agreed to make the first part (the core coding system) royalty free, other parts are under no such agreement. Even so, the core coding system is made a the JPEG committee has stated that undeclared and obscure submarine patents may still present a hazard.</text:span><text:span text:style-name="T4"><text:note text:id="ftn46" text:note-class="footnote"><text:note-citation>55</text:note-citation><text:note-body><text:p text:style-name="Footnote"><text:a xlink:type="simple" xlink:href="http://www.jpeg.org/jpeg2000/CDs15444.html">http://www.jpeg.org/jpeg2000/CDs15444.html</text:a></text:p></text:note-body></text:note></text:span></text:p>
      <text:p text:style-name="P1"/>
      <text:h text:style-name="P4" text:outline-level="3"><text:bookmark text:name="Motion_JPEG_2000"/>Motion JPEG 2000</text:h>
      <text:p text:style-name="Text_20_body">Motion JPEG 2000 is defined in ISO/IEC 15444-3 and in ITU-T T.802<text:bookmark text:name="cite_ref-27"/><text:a xlink:type="simple" xlink:href="http://en.wikipedia.org/wiki/JPEG_2000#cite_note-27">[28]</text:a>. It specifies the use of the JPEG 2000 codec for timed sequences of images (motion sequences), possibly combined with audio, and composed into an overall presentation.<text:bookmark text:name="cite_ref-ISO-15444-3_28-0"/><text:a xlink:type="simple" xlink:href="http://en.wikipedia.org/wiki/JPEG_2000#cite_note-ISO-15444-3-28">[29]</text:a><text:bookmark text:name="cite_ref-29"/><text:a xlink:type="simple" xlink:href="http://en.wikipedia.org/wiki/JPEG_2000#cite_note-29">[30]</text:a> It also defines a file format, based on ISO base media file format (ISO 15444-12). Filename extensions for Motion JPEG 2000 video files are <text:span text:style-name="T1">.mj2</text:span> and <text:span text:style-name="T1">.mjp2</text:span> according to <text:a xlink:type="simple" xlink:href="http://tools.ietf.org/html/rfc3745">RFC 3745</text:a>.</text:p>
      <text:p text:style-name="Text_20_body">Motion JPEG 2000 (often referenced as MJ2 or MJP2) is the leading <text:a xlink:type="simple" xlink:href="http://en.wikipedia.org/wiki/Digital_cinema">digital cinema</text:a> standard currently supported by <text:a xlink:type="simple" xlink:href="http://en.wikipedia.org/wiki/Digital_Cinema_Initiatives">Digital Cinema Initiatives</text:a> (a consortium of most major studios and vendors) for the storage, distribution and exhibition of <text:a xlink:type="simple" xlink:href="http://en.wikipedia.org/wiki/Motion_pictures">motion pictures</text:a>. It also is under consideration as a digital archival format by the <text:a xlink:type="simple" xlink:href="http://en.wikipedia.org/wiki/Library_of_Congress">Library of Congress</text:a>. It is an open <text:a xlink:type="simple" xlink:href="http://en.wikipedia.org/wiki/International_Organization_for_Standardization">ISO</text:a> standard and an advanced update to <text:a xlink:type="simple" xlink:href="http://en.wikipedia.org/wiki/MJPEG">MJPEG</text:a> (or MJ), which was based on the legacy <text:a xlink:type="simple" xlink:href="http://en.wikipedia.org/wiki/JPEG">JPEG</text:a> format. 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 Its physical structure does not depend on time ordering, but it does employ a separate profile to complement the data. For audio, it supports <text:a xlink:type="simple" xlink:href="http://en.wikipedia.org/wiki/LPCM">LPCM</text:a> encoding, as well as various MPEG-4 variants, as "raw" or complement data.<text:bookmark text:name="cite_ref-30"/><text:a xlink:type="simple" xlink:href="http://en.wikipedia.org/wiki/JPEG_2000#cite_note-30">[31]</text:a><text:bookmark text:name="cite_ref-31"/><text:a xlink:type="simple" xlink:href="http://en.wikipedia.org/wiki/JPEG_2000#cite_note-31">[32]</text:a></text:p>
      <text:p text:style-name="P1"/>
      <text:p text:style-name="P1"/>
      <text:h text:style-name="Heading_20_2" text:outline-level="2">Test cases</text:h>
      <text:p text:style-name="P2">Size of files, etc</text:p>
      <text:h text:style-name="Heading_20_2" text:outline-level="2">Summary</text:h>
      <text:h text:style-name="Heading_20_2" text:outline-level="2">Recommendation</text:h>
      <text:p text:style-name="P1"/>
      <text:p text:style-name="P3">Dirac has three main strands:</text:p>
      <text:list xml:id="list2123853069" text:style-name="L3">
        <text:list-item>
          <text:p text:style-name="P23"><text:span text:style-name="T4">a compression </text:span><text:a xlink:type="simple" xlink:href="http://www.bbc.co.uk/go/rd/projects/dirac/technology.shtml/ext/_auto/-/http://dirac.sourceforge.net/specification.html" office:target-frame-name="_blank" xlink:show="new"><text:span text:style-name="T4">specification</text:span></text:a><text:span text:style-name="T4"> for the bytestream and the decoder </text:span></text:p>
        </text:list-item>
        <text:list-item>
          <text:p text:style-name="P24">software for compression and decompression </text:p>
        </text:list-item>
        <text:list-item>
          <text:p text:style-name="P21">algorithms designed to support simple and efficient hardware implementations </text:p>
        </text:list-item>
      </text:list>
      <text:p text:style-name="P3">Unlike many of the other standard video compression systems, the software is not intended simply to provide reference coding and decoding, but also as a prototype implementation that can freely be modified, enhanced and deployed. The decoder implementation in particular is designed to provide fast decoding whilst remaining portable across software platforms. </text:p>
      <text:p text:style-name="P2"/>
      <text:p text:style-name="P2"/>
      <text:p text:style-name="P2">Video</text:p>
      <text:p text:style-name="P2">While Motion JPEG 2000 is a community developed and widely used format, its patent <text:soft-page-break/>encumbrance status is unknown. Indeed, the JPEG committee has warned that even part one of the standard may be susceptible to submarine patents.</text:p>
      <text:p text:style-name="P2"/>
      <text:p text:style-name="P2">Motion JPEG 2000 also heavily relies on hardware devices for encoding. The free software package x264 supports encoding, but not decoding.</text:p>
      <text:p text:style-name="P2"/>
      <text:p text:style-name="P2">Dirac<text:note text:id="ftn47" text:note-class="footnote"><text:note-citation>56</text:note-citation><text:note-body><text:p text:style-name="Footnote"><text:a xlink:type="simple" xlink:href="http://www.diracvideo.org/"><text:span text:style-name="T4">http://www.diracvideo.org/</text:span></text:a></text:p></text:note-body></text:note> is a patent free, openly specified video format<text:note text:id="ftn48" text:note-class="footnote"><text:note-citation>57</text:note-citation><text:note-body><text:p text:style-name="Footnote"><text:a xlink:type="simple" xlink:href="http://diracvideo.org/download/specification/dirac-spec-latest.pdf"><text:span text:style-name="T4">http://diracvideo.org/download/specification/dirac-spec-latest.pdf</text:span></text:a></text:p></text:note-body></text:note> which supports lossless compression. It has been developed by the BBC<text:note text:id="ftn49" text:note-class="footnote"><text:note-citation>58</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There is a commercial impoement</text:p>
      <text:p text:style-name="P2"/>
      <text:p text:style-name="P2">Audio</text:p>
      <text:p text:style-name="P2">The NAA already has a chosen format for Audio which meets all require criteria. As such, it is recommended that the FLAC format be used as the audio layer for the long term preservation of video records.</text:p>
      <text:p text:style-name="P2"/>
      <text:p text:style-name="P2">Container</text:p>
      <text:p text:style-name="P2">Ogg is a patent free, openly specified, community developed and widely supported container format. It supports both FLAC audio and Dirac video streams and as such is the most suitable format for containe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18T12:28:02</dc:date>
    <meta:editing-duration>PT16H54M13S</meta:editing-duration>
    <meta:editing-cycles>343</meta:editing-cycles>
    <meta:document-statistic meta:table-count="1" meta:image-count="0" meta:object-count="0" meta:page-count="17" meta:paragraph-count="385" meta:word-count="3756" meta:character-count="25036"/>
  </office:meta>
</office:document-meta>
</file>